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c276" officeooo:paragraph-rsid="000cc276"/>
    </style:style>
    <style:style style:name="P2" style:family="paragraph" style:parent-style-name="Standard">
      <style:text-properties officeooo:rsid="000ef13c" officeooo:paragraph-rsid="000ef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download do GIT</text:p>
      <text:p text:style-name="P1"/>
      <text:p text:style-name="P1"><text:a xlink:type="simple" xlink:href="https://git-scm.com/downloads" text:style-name="Internet_20_link" text:visited-style-name="Visited_20_Internet_20_Link">https://git-scm.com/downloads</text:a></text:p>
      <text:p text:style-name="P1"/>
      <text:p text:style-name="P2">O GitBash é um terminal estendido para otimizar o uso do G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4T18:23:23.054000000</dc:date>
    <meta:editing-duration>PT3H37M56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18" meta:character-count="115" meta:non-whitespace-character-count="100"/>
  </office:meta>
</office:document-meta>
</file>